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content.xml"/>
  <manifest:file-entry manifest:media-type="application/binary" manifest:full-path="layout-cache"/>
  <manifest:file-entry manifest:media-type="text/xml" manifest:full-path="meta.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 manifest:full-path="ObjectReplacements/Object 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asian="zh" style:country-asian="CN"/>
    </style:style>
    <style:style style:name="P2" style:family="paragraph" style:parent-style-name="Text_20_body">
      <style:paragraph-properties fo:text-align="start" style:justify-single-word="false" fo:background-color="transparent">
        <style:background-image/>
      </style:paragraph-properties>
      <style:text-properties style:language-asian="zh" style:country-asian="CN"/>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相关向量回归</text:p>
      <text:p text:style-name="P1"/>
      <text:p text:style-name="P1">给定数据集合<draw:frame draw:style-name="fr1" draw:name="对象1" text:anchor-type="as-char" svg:width="1.82cm" svg:height="0.665cm" draw:z-index="5"><draw:object xlink:href="./Object 1" xlink:type="simple" xlink:show="embed" xlink:actuate="onLoad"/><draw:image xlink:href="./ObjectReplacements/Object 1" xlink:type="simple" xlink:show="embed" xlink:actuate="onLoad"/></draw:frame>，我们按照回归分析的标准方法并假设<draw:frame draw:style-name="fr1" draw:name="对象2" text:anchor-type="as-char" svg:width="1.325cm" svg:height="0.483cm" draw:z-index="6"><draw:object xlink:href="./Object 2" xlink:type="simple" xlink:show="embed" xlink:actuate="onLoad"/><draw:image xlink:href="./ObjectReplacements/Object 2" xlink:type="simple" xlink:show="embed" xlink:actuate="onLoad"/></draw:frame>为高斯分布<draw:frame draw:style-name="fr1" draw:name="对象3" text:anchor-type="as-char" svg:width="2.692cm" svg:height="0.543cm" draw:z-index="7"><draw:object xlink:href="./Object 3" xlink:type="simple" xlink:show="embed" xlink:actuate="onLoad"/><draw:image xlink:href="./ObjectReplacements/Object 3" xlink:type="simple" xlink:show="embed" xlink:actuate="onLoad"/></draw:frame>，也就是说这里</text:p>
      <text:p text:style-name="P1"><draw:frame draw:style-name="fr1" draw:name="对象5" text:anchor-type="as-char" svg:width="4.154cm" svg:height="0.543cm" draw:z-index="8"><draw:object xlink:href="./Object 5" xlink:type="simple" xlink:show="embed" xlink:actuate="onLoad"/><draw:image xlink:href="./ObjectReplacements/Object 5" xlink:type="simple" xlink:show="embed" xlink:actuate="onLoad"/></draw:frame></text:p>
      <text:p text:style-name="P1">即对于给定的x，可能出现的结果t的概率分布<draw:frame draw:style-name="fr1" draw:name="对象4" text:anchor-type="as-char" svg:width="1.325cm" svg:height="0.483cm" draw:z-index="0"><draw:object xlink:href="./Object 4" xlink:type="simple" xlink:show="embed" xlink:actuate="onLoad"/><draw:image xlink:href="./ObjectReplacements/Object 4" xlink:type="simple" xlink:show="embed" xlink:actuate="onLoad"/><svg:desc>公式</svg:desc></draw:frame>受y(x)影响。原文说的是高斯分布的均值，这里高斯分布的均值是<draw:frame draw:style-name="fr1" draw:name="对象6" text:anchor-type="as-char" svg:width="1.3cm" svg:height="0.485cm" draw:z-index="1"><draw:object xlink:href="./Object 6" xlink:type="simple" xlink:show="embed" xlink:actuate="onLoad"/><draw:image xlink:href="./ObjectReplacements/Object 6" xlink:type="simple" xlink:show="embed" xlink:actuate="onLoad"/></draw:frame>，而<draw:frame draw:style-name="fr1" draw:name="对象7" text:anchor-type="as-char" svg:width="1.053cm" svg:height="0.485cm" draw:z-index="2"><draw:object xlink:href="./Object 7" xlink:type="simple" xlink:show="embed" xlink:actuate="onLoad"/><draw:image xlink:href="./ObjectReplacements/Object 7" xlink:type="simple" xlink:show="embed" xlink:actuate="onLoad"/><svg:desc>公式</svg:desc></draw:frame>是公式(1)算出来的，也就是上面那个数据集合代入SVM公式算出来的。</text:p>
      <text:p text:style-name="P1">后面紧接着说数据集<draw:frame draw:style-name="fr1" draw:name="对象8" text:anchor-type="as-char" svg:width="1.82cm" svg:height="0.665cm" draw:z-index="3"><draw:object xlink:href="./Object 8" xlink:type="simple" xlink:show="embed" xlink:actuate="onLoad"/><draw:image xlink:href="./ObjectReplacements/Object 8" xlink:type="simple" xlink:show="embed" xlink:actuate="onLoad"/></draw:frame>的似然函数(likelihood function)可以被写成</text:p>
      <text:p text:style-name="P2"><draw:frame draw:style-name="fr1" draw:name="对象9" text:anchor-type="as-char" svg:width="5.48cm" svg:height="1.291cm" draw:z-index="4"><draw:object xlink:href="./Object 9" xlink:type="simple" xlink:show="embed" xlink:actuate="onLoad"/><draw:image xlink:href="./ObjectReplacements/Object 9" xlink:type="simple" xlink:show="embed" xlink:actuate="onLoad"/></draw:frame></text:p>
      <text:p text:style-name="P1">这个函数是把参数都代入公式整理出来的，它是一个N维的高斯函数，t和w都是N维向量（或者说1行N列矩阵），<draw:frame draw:style-name="fr1" draw:name="对象10" text:anchor-type="as-char" svg:width="0.589cm" svg:height="0.319cm" draw:z-index="9"><draw:object xlink:href="./Object 10" xlink:type="simple" xlink:show="embed" xlink:actuate="onLoad"/><draw:image xlink:href="./ObjectReplacements/Object 10" xlink:type="simple" xlink:show="embed" xlink:actuate="onLoad"/></draw:frame>是一个n行m列的矩阵，写出来是：</text:p>
      <text:p text:style-name="P1"><draw:frame draw:style-name="fr1" draw:name="对象12" text:anchor-type="as-char" svg:width="6.135cm" svg:height="2.193cm" draw:z-index="10"><draw:object xlink:href="./Object 12" xlink:type="simple" xlink:show="embed" xlink:actuate="onLoad"/><draw:image xlink:href="./ObjectReplacements/Object 12" xlink:type="simple" xlink:show="embed" xlink:actuate="onLoad"/></draw:frame></text:p>
      <text:p text:style-name="P1">由于原文说<draw:frame draw:style-name="fr1" draw:name="对象11" text:anchor-type="as-char" svg:width="3.337cm" svg:height="0.531cm" draw:z-index="11"><draw:object xlink:href="./Object 11" xlink:type="simple" xlink:show="embed" xlink:actuate="onLoad"/><draw:image xlink:href="./ObjectReplacements/Object 11" xlink:type="simple" xlink:show="embed" xlink:actuate="onLoad"/></draw:frame>而且<draw:frame draw:style-name="fr1" draw:name="对象13" text:anchor-type="as-char" svg:width="1.413cm" svg:height="0.531cm" draw:z-index="12"><draw:object xlink:href="./Object 13" xlink:type="simple" xlink:show="embed" xlink:actuate="onLoad"/><draw:image xlink:href="./ObjectReplacements/Object 13" xlink:type="simple" xlink:show="embed" xlink:actuate="onLoad"/></draw:frame>，所以代进去是</text:p>
      <text:p text:style-name="P1"><draw:frame draw:style-name="fr1" draw:name="对象14" text:anchor-type="as-char" svg:width="8.047cm" svg:height="2.425cm" draw:z-index="13"><draw:object xlink:href="./Object 14" xlink:type="simple" xlink:show="embed" xlink:actuate="onLoad"/><draw:image xlink:href="./ObjectReplacements/Object 14" xlink:type="simple" xlink:show="embed" xlink:actuate="onLoad"/></draw:frame></text:p>
      <text:p text:style-name="P1">在这里，核函数<draw:frame draw:style-name="fr1" draw:name="对象15" text:anchor-type="as-char" svg:width="1.741cm" svg:height="0.531cm" draw:z-index="14"><draw:object xlink:href="./Object 15" xlink:type="simple" xlink:show="embed" xlink:actuate="onLoad"/><draw:image xlink:href="./ObjectReplacements/Object 15" xlink:type="simple" xlink:show="embed" xlink:actuate="onLoad"/></draw:frame>是径向基函数，它的第一个参数x是变量，可以是向量，第二个参数x0是一个确定的量，如果x是向量那么x0也是向量，x和x0形式相同；核函数的返回值只与x到x0的欧氏距离有关（<draw:frame draw:style-name="fr1" draw:name="对象26" text:anchor-type="as-char" svg:width="3.33cm" svg:height="0.483cm" draw:z-index="20"><draw:object xlink:href="./Object 26" xlink:type="simple" xlink:show="embed" xlink:actuate="onLoad"/><draw:image xlink:href="./ObjectReplacements/Object 26" xlink:type="simple" xlink:show="embed" xlink:actuate="onLoad"/></draw:frame>）。</text:p>
      <text:p text:style-name="P1">似然函数<draw:frame draw:style-name="fr1" draw:name="对象16" text:anchor-type="as-char" svg:width="5.491cm" svg:height="1.289cm" draw:z-index="15"><draw:object xlink:href="./Object 16" xlink:type="simple" xlink:show="embed" xlink:actuate="onLoad"/><draw:image xlink:href="./ObjectReplacements/Object 16" xlink:type="simple" xlink:show="embed" xlink:actuate="onLoad"/><svg:desc>公式</svg:desc></draw:frame>中，文章说最大化w和<draw:frame draw:style-name="fr1" draw:name="对象17" text:anchor-type="as-char" svg:width="0.679cm" svg:height="0.462cm" draw:z-index="16"><draw:object xlink:href="./Object 17" xlink:type="simple" xlink:show="embed" xlink:actuate="onLoad"/><draw:image xlink:href="./ObjectReplacements/Object 17" xlink:type="simple" xlink:show="embed" xlink:actuate="onLoad"/></draw:frame>将导致过拟合（相关原理参见贝叶斯原理我这里跳过），因此作者在w上定义相关性的高斯先验处理（理解不能）得到了更光滑的（啥？）函数：</text:p>
      <text:p text:style-name="P1"><draw:frame draw:style-name="fr1" draw:name="对象18" text:anchor-type="as-char" svg:width="4.741cm" svg:height="1.138cm" draw:z-index="17"><draw:object xlink:href="./Object 18" xlink:type="simple" xlink:show="embed" xlink:actuate="onLoad"/><draw:image xlink:href="./ObjectReplacements/Object 18" xlink:type="simple" xlink:show="embed" xlink:actuate="onLoad"/></draw:frame></text:p>
      <text:p text:style-name="P1">函数里面的<draw:frame draw:style-name="fr1" draw:name="对象19" text:anchor-type="as-char" svg:width="0.524cm" svg:height="0.24cm" draw:z-index="18"><draw:object xlink:href="./Object 19" xlink:type="simple" xlink:show="embed" xlink:actuate="onLoad"/><draw:image xlink:href="./ObjectReplacements/Object 19" xlink:type="simple" xlink:show="embed" xlink:actuate="onLoad"/></draw:frame>是一个N+1维的超参数。然后作者这里说：这里对每一个权重(wi)引入一个单独的超参数是此模型的关键点，以及是最终的责任for它的稀疏特性。权重上的屁股是从贝叶斯规则获得(翻译不能)。然后就列出这几条：</text:p>
      <text:p text:style-name="P1"><draw:frame draw:style-name="fr1" draw:name="对象21" text:anchor-type="as-char" svg:width="8.788cm" svg:height="1.33cm" draw:z-index="21"><draw:object xlink:href="./Object 21" xlink:type="simple" xlink:show="embed" xlink:actuate="onLoad"/><draw:image xlink:href="./ObjectReplacements/Object 21" xlink:type="simple" xlink:show="embed" xlink:actuate="onLoad"/></draw:frame>第(4)式</text:p>
      <text:p text:style-name="P1">里面的</text:p>
      <text:p text:style-name="P1"><draw:frame draw:style-name="fr1" draw:name="对象22" text:anchor-type="as-char" svg:width="3.701cm" svg:height="0.586cm" draw:z-index="22"><draw:object xlink:href="./Object 22" xlink:type="simple" xlink:show="embed" xlink:actuate="onLoad"/><draw:image xlink:href="./ObjectReplacements/Object 22" xlink:type="simple" xlink:show="embed" xlink:actuate="onLoad"/></draw:frame></text:p>
      <text:p text:style-name="P1"><draw:frame draw:style-name="fr1" draw:name="对象23" text:anchor-type="as-char" svg:width="2.505cm" svg:height="0.586cm" draw:z-index="23"><draw:object xlink:href="./Object 23" xlink:type="simple" xlink:show="embed" xlink:actuate="onLoad"/><draw:image xlink:href="./ObjectReplacements/Object 23" xlink:type="simple" xlink:show="embed" xlink:actuate="onLoad"/></draw:frame></text:p>
      <text:p text:style-name="P1"><text:soft-page-break/>反正代进去<draw:frame draw:style-name="fr1" draw:name="对象24" text:anchor-type="as-char" svg:width="1.401cm" svg:height="0.485cm" draw:z-index="30"><draw:object xlink:href="./Object 24" xlink:type="simple" xlink:show="embed" xlink:actuate="onLoad"/><draw:image xlink:href="./ObjectReplacements/Object 24" xlink:type="simple" xlink:show="embed" xlink:actuate="onLoad"/><svg:desc>公式</svg:desc></draw:frame>转成了<draw:frame draw:style-name="fr1" draw:name="对象25" text:anchor-type="as-char" svg:width="1.395cm" svg:height="0.485cm" draw:z-index="24"><draw:object xlink:href="./Object 25" xlink:type="simple" xlink:show="embed" xlink:actuate="onLoad"/><draw:image xlink:href="./ObjectReplacements/Object 25" xlink:type="simple" xlink:show="embed" xlink:actuate="onLoad"/></draw:frame></text:p>
      <text:p text:style-name="P1"><draw:frame draw:style-name="fr1" draw:name="对象20" text:anchor-type="as-char" svg:width="10.067cm" svg:height="1.221cm" draw:z-index="19"><draw:object xlink:href="./Object 20" xlink:type="simple" xlink:show="embed" xlink:actuate="onLoad"/><draw:image xlink:href="./ObjectReplacements/Object 20" xlink:type="simple" xlink:show="embed" xlink:actuate="onLoad"/></draw:frame>第(7)式</text:p>
      <text:p text:style-name="P1">然后作者说：对于理想的贝叶斯推理，我们应该定义<draw:frame draw:style-name="fr1" draw:name="对象27" text:anchor-type="as-char" svg:width="0.524cm" svg:height="0.242cm" draw:z-index="25"><draw:object xlink:href="./Object 27" xlink:type="simple" xlink:show="embed" xlink:actuate="onLoad"/><draw:image xlink:href="./ObjectReplacements/Object 27" xlink:type="simple" xlink:show="embed" xlink:actuate="onLoad"/></draw:frame>和<draw:frame draw:style-name="fr1" draw:name="对象28" text:anchor-type="as-char" svg:width="0.681cm" svg:height="0.464cm" draw:z-index="26"><draw:object xlink:href="./Object 28" xlink:type="simple" xlink:show="embed" xlink:actuate="onLoad"/><draw:image xlink:href="./ObjectReplacements/Object 28" xlink:type="simple" xlink:show="embed" xlink:actuate="onLoad"/></draw:frame>的先验值，同时也要集成超变量。然而，这种边缘化技术在封闭条件下不能被执行，所以我们采取了一个实用的方法，基于MacKay（这人写了一些讲学习算法的论文），和充分利用边际似然函数，这是考虑到（求出？）<draw:frame draw:style-name="fr1" draw:name="对象29" text:anchor-type="as-char" svg:width="0.524cm" svg:height="0.242cm" draw:z-index="27"><draw:object xlink:href="./Object 29" xlink:type="simple" xlink:show="embed" xlink:actuate="onLoad"/><draw:image xlink:href="./ObjectReplacements/Object 29" xlink:type="simple" xlink:show="embed" xlink:actuate="onLoad"/><svg:desc>公式</svg:desc></draw:frame>和<draw:frame draw:style-name="fr1" draw:name="对象30" text:anchor-type="as-char" svg:width="0.679cm" svg:height="0.462cm" draw:z-index="28"><draw:object xlink:href="./Object 30" xlink:type="simple" xlink:show="embed" xlink:actuate="onLoad"/><draw:image xlink:href="./ObjectReplacements/Object 30" xlink:type="simple" xlink:show="embed" xlink:actuate="onLoad"/><svg:desc>公式</svg:desc></draw:frame>本质上是（属于？）第二类极大似然估计理论。这相当于寻找<draw:frame draw:style-name="fr1" draw:name="对象31" text:anchor-type="as-char" svg:width="2.08cm" svg:height="0.545cm" draw:z-index="29"><draw:object xlink:href="./Object 31" xlink:type="simple" xlink:show="embed" xlink:actuate="onLoad"/><draw:image xlink:href="./ObjectReplacements/Object 31" xlink:type="simple" xlink:show="embed" xlink:actuate="onLoad"/></draw:frame>的最大值，假设一个统一的（因此不合适）超先验。我们接着基于第(4)式，使用这些最大值作预测。</text:p>
      <text:p text:style-name="P1">所以第(4)式很重要，怎么得出最大值也很重要，其他的无所谓。</text:p>
      <text:p text:style-name="P1"/>
      <text:p text:style-name="P1">2.1 优化超参数</text:p>
      <text:p text:style-name="P1"/>
      <text:p text:style-name="P1">这部分是得出超参数的重点。</text:p>
      <text:p text:style-name="P1">第(7)式<draw:frame draw:style-name="fr1" draw:name="对象32" text:anchor-type="as-char" svg:width="0.524cm" svg:height="0.242cm" draw:z-index="32"><draw:object xlink:href="./Object 32" xlink:type="simple" xlink:show="embed" xlink:actuate="onLoad"/><draw:image xlink:href="./ObjectReplacements/Object 32" xlink:type="simple" xlink:show="embed" xlink:actuate="onLoad"/></draw:frame>和<draw:frame draw:style-name="fr1" draw:name="对象33" text:anchor-type="as-char" svg:width="0.679cm" svg:height="0.462cm" draw:z-index="33"><draw:object xlink:href="./Object 33" xlink:type="simple" xlink:show="embed" xlink:actuate="onLoad"/><draw:image xlink:href="./ObjectReplacements/Object 33" xlink:type="simple" xlink:show="embed" xlink:actuate="onLoad"/></draw:frame>的值，最大化，无法在封闭条件下得出（？）。同时我们考虑用两个替代公式用于迭代，重新估计<draw:frame draw:style-name="fr1" draw:name="对象34" text:anchor-type="as-char" svg:width="0.524cm" svg:height="0.242cm" draw:z-index="34"><draw:object xlink:href="./Object 34" xlink:type="simple" xlink:show="embed" xlink:actuate="onLoad"/><draw:image xlink:href="./ObjectReplacements/Object 34" xlink:type="simple" xlink:show="embed" xlink:actuate="onLoad"/></draw:frame>的值。</text:p>
      <text:p text:style-name="P1">首先，我们考虑所有权重作为隐藏值，按照EM算法法(EM算法，全称是Expectation Maximization，是统计学中用来给带隐含变量的模型做最大似然和最大后验概率的一种方法，核心思想是：根据已有的数据，借助隐藏变量，通过期望值之间的迭代，估计似然函数。)可得：</text:p>
      <text:p text:style-name="P1"><draw:frame draw:style-name="fr1" draw:name="对象35" text:anchor-type="as-char" svg:width="5.597cm" svg:height="1.168cm" draw:z-index="31"><draw:object xlink:href="./Object 35" xlink:type="simple" xlink:show="embed" xlink:actuate="onLoad"/><draw:image xlink:href="./ObjectReplacements/Object 35" xlink:type="simple" xlink:show="embed" xlink:actuate="onLoad"/></draw:frame></text:p>
      <text:p text:style-name="P1">其次，直接区分第(7)式并重新排列得：</text:p>
      <text:p text:style-name="P1"><draw:frame draw:style-name="fr1" draw:name="对象36" text:anchor-type="as-char" svg:width="1.813cm" svg:height="1.028cm" draw:z-index="35"><draw:object xlink:href="./Object 36" xlink:type="simple" xlink:show="embed" xlink:actuate="onLoad"/><draw:image xlink:href="./ObjectReplacements/Object 36" xlink:type="simple" xlink:show="embed" xlink:actuate="onLoad"/></draw:frame></text:p>
      <text:p text:style-name="P1">在这里我们定义<draw:frame draw:style-name="fr1" draw:name="对象37" text:anchor-type="as-char" svg:width="2.695cm" svg:height="0.586cm" draw:z-index="36"><draw:object xlink:href="./Object 37" xlink:type="simple" xlink:show="embed" xlink:actuate="onLoad"/><draw:image xlink:href="./ObjectReplacements/Object 37" xlink:type="simple" xlink:show="embed" xlink:actuate="onLoad"/></draw:frame>，这可以被看作一个在多大程度上可以确定数据中每一个参数wi（的准确性或精度，大概这个意思）的估量值。一般地，这个后面的最新情报被观察到展现更快的收敛（Generally,this latter update was observed to exhibit faster convergence）。</text:p>
      <text:p text:style-name="P1">关于噪声幅度（噪声分布），两个理论都给出相同的重新估计：</text:p>
      <text:p text:style-name="P1"><draw:frame draw:style-name="fr1" draw:name="对象38" text:anchor-type="as-char" svg:width="3.514cm" svg:height="1.468cm" draw:z-index="37"><draw:object xlink:href="./Object 38" xlink:type="simple" xlink:show="embed" xlink:actuate="onLoad"/><draw:image xlink:href="./ObjectReplacements/Object 38" xlink:type="simple" xlink:show="embed" xlink:actuate="onLoad"/></draw:frame></text:p>
      <text:p text:style-name="P1">事实上，在重新估计的过程中，我们发现许多<draw:frame draw:style-name="fr1" draw:name="对象39" text:anchor-type="as-char" svg:width="0.605cm" svg:height="0.37cm" draw:z-index="38"><draw:object xlink:href="./Object 39" xlink:type="simple" xlink:show="embed" xlink:actuate="onLoad"/><draw:image xlink:href="./ObjectReplacements/Object 39" xlink:type="simple" xlink:show="embed" xlink:actuate="onLoad"/></draw:frame>接近无穷大，以及根据第(4)式，<draw:frame draw:style-name="fr2" draw:name="对象40" text:anchor-type="as-char" svg:width="2.702cm" svg:height="0.591cm" draw:z-index="39"><draw:object xlink:href="./Object 40" xlink:type="simple" xlink:show="embed" xlink:actuate="onLoad"/><draw:image xlink:href="./ObjectReplacements/Object 40" xlink:type="simple" xlink:show="embed" xlink:actuate="onLoad"/></draw:frame>变得无限趋近于0——这意味着，相关的核函数可以被修剪。尽管空间那里排除一个详细的解释(While space here precludes a detailed explanation)，这出现在因为那里是一个奥卡姆惩罚被支付给更小的<draw:frame draw:style-name="fr2" draw:name="对象41" text:anchor-type="as-char" svg:width="0.603cm" svg:height="0.369cm" draw:z-index="40"><draw:object xlink:href="./Object 41" xlink:type="simple" xlink:show="embed" xlink:actuate="onLoad"/><draw:image xlink:href="./ObjectReplacements/Object 41" xlink:type="simple" xlink:show="embed" xlink:actuate="onLoad"/></draw:frame>（奥卡姆剃刀原理决定噪声造成的过拟合被去除，所以“详细的解释”被剔除了？）。由于它们的出现在决定性的因素在边缘似然性。对于某些<draw:frame draw:style-name="fr2" draw:name="对象42" text:anchor-type="as-char" svg:width="0.603cm" svg:height="0.369cm" draw:z-index="41"><draw:object xlink:href="./Object 42" xlink:type="simple" xlink:show="embed" xlink:actuate="onLoad"/><draw:image xlink:href="./ObjectReplacements/Object 42" xlink:type="simple" xlink:show="embed" xlink:actuate="onLoad"/><svg:desc>公式</svg:desc></draw:frame>，一个较小的惩罚可以在解释数据随着噪声方差的增长时被被支付，这导致这些<draw:frame draw:style-name="fr2" draw:name="对象43" text:anchor-type="as-char" svg:width="0.603cm" svg:height="0.369cm" draw:z-index="42"><draw:object xlink:href="./Object 43" xlink:type="simple" xlink:show="embed" xlink:actuate="onLoad"/><draw:image xlink:href="./ObjectReplacements/Object 43" xlink:type="simple" xlink:show="embed" xlink:actuate="onLoad"/><svg:desc>公式</svg:desc></draw:frame>趋向无穷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8M57S</meta:editing-duration>
    <meta:editing-cycles>13</meta:editing-cycles>
    <meta:generator>OpenOffice/4.1.2$Win32 OpenOffice.org_project/412m3$Build-9782</meta:generator>
    <dc:date>2017-03-05T22:27:02.13</dc:date>
    <meta:document-statistic meta:table-count="0" meta:image-count="0" meta:object-count="43" meta:page-count="2" meta:paragraph-count="33" meta:word-count="1283" meta:character-count="1489"/>
    <meta:user-defined meta:name="Info 1"/>
    <meta:user-defined meta:name="Info 2"/>
    <meta:user-defined meta:name="Info 3"/>
    <meta:user-defined meta:name="Info 4"/>
  </office:meta>
</office:document-meta>
</file>

<file path=Object 1/content.xml><?xml version="1.0" encoding="utf-8"?>
<math xmlns="http://www.w3.org/1998/Math/MathML"/>
</file>

<file path=Object 10/content.xml><?xml version="1.0" encoding="utf-8"?>
<math xmlns="http://www.w3.org/1998/Math/MathML">
  <semantics>
    <mrow>
      <mo stretchy="false">Φ</mo>
    </mrow>
    <annotation encoding="StarMath 5.0">%iPHI </annotation>
  </semantics>
</math>
</file>

<file path=Object 11/content.xml><?xml version="1.0" encoding="utf-8"?>
<math xmlns="http://www.w3.org/1998/Math/MathML">
  <semantics>
    <mrow>
      <mrow>
        <msub>
          <mo stretchy="false">Φ</mo>
          <mrow>
            <mi mathvariant="italic">nm</mi>
          </mrow>
        </msub>
        <mo stretchy="false">=</mo>
        <mi>K</mi>
      </mrow>
      <mrow>
        <mo stretchy="false">(</mo>
        <mrow>
          <msub>
            <mi>x</mi>
            <mrow>
              <mi>n</mi>
            </mrow>
          </msub>
          <mi>,</mi>
          <msub>
            <mi>x</mi>
            <mrow>
              <mrow>
                <mi>m</mi>
                <mo stretchy="false">−</mo>
                <mn>1</mn>
              </mrow>
            </mrow>
          </msub>
        </mrow>
        <mo stretchy="false">)</mo>
      </mrow>
    </mrow>
    <annotation encoding="StarMath 5.0">%iPHI _{nm}=K(x_{n},x_{m-1})</annotation>
  </semantics>
</math>
</file>

<file path=Object 12/content.xml><?xml version="1.0" encoding="utf-8"?>
<math xmlns="http://www.w3.org/1998/Math/MathML">
  <semantics>
    <mrow>
      <mfenced open="∣" close="∣">
        <mrow>
          <mtable>
            <mtr>
              <mtd>
                <mrow>
                  <msub>
                    <mo stretchy="false">Φ</mo>
                    <mrow>
                      <mrow>
                        <mo stretchy="false">(</mo>
                        <mrow>
                          <mn>1,1</mn>
                        </mrow>
                        <mo stretchy="false">)</mo>
                      </mrow>
                    </mrow>
                  </msub>
                </mrow>
              </mtd>
              <mtd>
                <mrow>
                  <msub>
                    <mo stretchy="false">Φ</mo>
                    <mrow>
                      <mrow>
                        <mo stretchy="false">(</mo>
                        <mrow>
                          <mn>1,2</mn>
                        </mrow>
                        <mo stretchy="false">)</mo>
                      </mrow>
                    </mrow>
                  </msub>
                </mrow>
              </mtd>
              <mtd>
                <mrow>
                  <msub>
                    <mo stretchy="false">Φ</mo>
                    <mrow>
                      <mrow>
                        <mo stretchy="false">(</mo>
                        <mrow>
                          <mn>1,3</mn>
                        </mrow>
                        <mo stretchy="false">)</mo>
                      </mrow>
                    </mrow>
                  </msub>
                </mrow>
              </mtd>
              <mtd>
                <mrow>
                  <mo stretchy="false">⋯</mo>
                </mrow>
              </mtd>
              <mtd>
                <mrow>
                  <msub>
                    <mo stretchy="false">Φ</mo>
                    <mrow>
                      <mrow>
                        <mo stretchy="false">(</mo>
                        <mrow>
                          <mn>1,</mn>
                          <mi>m</mi>
                        </mrow>
                        <mo stretchy="false">)</mo>
                      </mrow>
                    </mrow>
                  </msub>
                </mrow>
              </mtd>
            </mtr>
            <mtr>
              <mtd>
                <mrow>
                  <msub>
                    <mo stretchy="false">Φ</mo>
                    <mrow>
                      <mrow>
                        <mo stretchy="false">(</mo>
                        <mrow>
                          <mn>2,1</mn>
                        </mrow>
                        <mo stretchy="false">)</mo>
                      </mrow>
                    </mrow>
                  </msub>
                </mrow>
              </mtd>
              <mtd>
                <mrow>
                  <msub>
                    <mo stretchy="false">Φ</mo>
                    <mrow>
                      <mrow>
                        <mo stretchy="false">(</mo>
                        <mrow>
                          <mn>2,2</mn>
                        </mrow>
                        <mo stretchy="false">)</mo>
                      </mrow>
                    </mrow>
                  </msub>
                </mrow>
              </mtd>
              <mtd>
                <mrow>
                  <msub>
                    <mo stretchy="false">Φ</mo>
                    <mrow>
                      <mrow>
                        <mo stretchy="false">(</mo>
                        <mrow>
                          <mn>2,3</mn>
                        </mrow>
                        <mo stretchy="false">)</mo>
                      </mrow>
                    </mrow>
                  </msub>
                </mrow>
              </mtd>
              <mtd>
                <mrow>
                  <mo stretchy="false">⋯</mo>
                </mrow>
              </mtd>
              <mtd>
                <mrow>
                  <msub>
                    <mo stretchy="false">Φ</mo>
                    <mrow>
                      <mrow>
                        <mo stretchy="false">(</mo>
                        <mrow>
                          <mn>2,</mn>
                          <mi>m</mi>
                        </mrow>
                        <mo stretchy="false">)</mo>
                      </mrow>
                    </mrow>
                  </msub>
                </mrow>
              </mtd>
            </mtr>
            <mtr>
              <mtd>
                <mrow>
                  <mo stretchy="false">⋮</mo>
                </mrow>
              </mtd>
              <mtd>
                <mrow>
                  <mo stretchy="false">⋮</mo>
                </mrow>
              </mtd>
              <mtd>
                <mrow>
                  <mo stretchy="false">⋮</mo>
                </mrow>
              </mtd>
              <mtd>
                <mrow>
                  <mi/>
                </mrow>
              </mtd>
              <mtd>
                <mrow>
                  <mo stretchy="false">⋮</mo>
                </mrow>
              </mtd>
            </mtr>
            <mtr>
              <mtd>
                <mrow>
                  <msub>
                    <mo stretchy="false">Φ</mo>
                    <mrow>
                      <mrow>
                        <mo stretchy="false">(</mo>
                        <mrow>
                          <mi>n</mi>
                          <mi>,</mi>
                          <mn>1</mn>
                        </mrow>
                        <mo stretchy="false">)</mo>
                      </mrow>
                    </mrow>
                  </msub>
                </mrow>
              </mtd>
              <mtd>
                <mrow>
                  <msub>
                    <mo stretchy="false">Φ</mo>
                    <mrow>
                      <mrow>
                        <mo stretchy="false">(</mo>
                        <mrow>
                          <mi>n</mi>
                          <mi>,</mi>
                          <mn>2</mn>
                        </mrow>
                        <mo stretchy="false">)</mo>
                      </mrow>
                    </mrow>
                  </msub>
                </mrow>
              </mtd>
              <mtd>
                <mrow>
                  <msub>
                    <mo stretchy="false">Φ</mo>
                    <mrow>
                      <mrow>
                        <mo stretchy="false">(</mo>
                        <mrow>
                          <mi>n</mi>
                          <mi>,</mi>
                          <mn>3</mn>
                        </mrow>
                        <mo stretchy="false">)</mo>
                      </mrow>
                    </mrow>
                  </msub>
                </mrow>
              </mtd>
              <mtd>
                <mrow>
                  <mo stretchy="false">⋯</mo>
                </mrow>
              </mtd>
              <mtd>
                <mrow>
                  <msub>
                    <mo stretchy="false">Φ</mo>
                    <mrow>
                      <mrow>
                        <mo stretchy="false">(</mo>
                        <mrow>
                          <mi>n</mi>
                          <mi>,</mi>
                          <mi>m</mi>
                        </mrow>
                        <mo stretchy="false">)</mo>
                      </mrow>
                    </mrow>
                  </msub>
                </mrow>
              </mtd>
            </mtr>
          </mtable>
        </mrow>
      </mfenced>
    </mrow>
    <annotation encoding="StarMath 5.0">left lline matrix{
%iPHI_{(1,1)}#%iPHI_{(1,2)}#%iPHI_{(1,3)}#dotsaxis#%iPHI_{(1,m)}##
%iPHI_{(2,1)}#%iPHI_{(2,2)}#%iPHI_{(2,3)}#dotsaxis#%iPHI_{(2,m)}##
dotsvert#dotsvert#dotsvert#`#dotsvert##
%iPHI_{(n,1)}#%iPHI_{(n,2)}#%iPHI_{(n,3)}#dotsaxis#%iPHI_{(n,m)}
}right rline</annotation>
  </semantics>
</math>
</file>

<file path=Object 13/content.xml><?xml version="1.0" encoding="utf-8"?>
<math xmlns="http://www.w3.org/1998/Math/MathML">
  <semantics>
    <mrow>
      <mrow>
        <msub>
          <mo stretchy="false">Φ</mo>
          <mrow>
            <mi mathvariant="italic">n1</mi>
          </mrow>
        </msub>
        <mo stretchy="false">=</mo>
        <mn>1</mn>
      </mrow>
    </mrow>
    <annotation encoding="StarMath 5.0">%iPHI _{n1}=1</annotation>
  </semantics>
</math>
</file>

<file path=Object 14/content.xml><?xml version="1.0" encoding="utf-8"?>
<math xmlns="http://www.w3.org/1998/Math/MathML">
  <semantics>
    <mrow>
      <mfenced open="∣" close="∣">
        <mrow>
          <mtable>
            <mtr>
              <mtd>
                <mrow>
                  <mtext/>
                  <mn>1</mn>
                </mrow>
              </mtd>
              <mtd>
                <mrow>
                  <mi>K</mi>
                  <mrow>
                    <mo stretchy="false">(</mo>
                    <mrow>
                      <msub>
                        <mi>x</mi>
                        <mrow>
                          <mn>1</mn>
                        </mrow>
                      </msub>
                      <mi>,</mi>
                      <msub>
                        <mi>x</mi>
                        <mrow>
                          <mn>1</mn>
                        </mrow>
                      </msub>
                    </mrow>
                    <mo stretchy="false">)</mo>
                  </mrow>
                </mrow>
              </mtd>
              <mtd>
                <mrow>
                  <mi>K</mi>
                  <mrow>
                    <mo stretchy="false">(</mo>
                    <mrow>
                      <msub>
                        <mi>x</mi>
                        <mrow>
                          <mn>1</mn>
                        </mrow>
                      </msub>
                      <mi>,</mi>
                      <msub>
                        <mi>x</mi>
                        <mrow>
                          <mn>2</mn>
                        </mrow>
                      </msub>
                    </mrow>
                    <mo stretchy="false">)</mo>
                  </mrow>
                </mrow>
              </mtd>
              <mtd>
                <mrow>
                  <mo stretchy="false">⋯</mo>
                </mrow>
              </mtd>
              <mtd>
                <mrow>
                  <mi>K</mi>
                  <mrow>
                    <mo stretchy="false">(</mo>
                    <mrow>
                      <msub>
                        <mi>x</mi>
                        <mrow>
                          <mn>1</mn>
                        </mrow>
                      </msub>
                      <mi>,</mi>
                      <msub>
                        <mi>x</mi>
                        <mrow>
                          <mrow>
                            <mi>m</mi>
                            <mo stretchy="false">−</mo>
                            <mn>1</mn>
                          </mrow>
                        </mrow>
                      </msub>
                    </mrow>
                    <mo stretchy="false">)</mo>
                  </mrow>
                </mrow>
              </mtd>
            </mtr>
            <mtr>
              <mtd>
                <mrow>
                  <mtext/>
                  <mn>1</mn>
                </mrow>
              </mtd>
              <mtd>
                <mrow>
                  <mi>K</mi>
                  <mrow>
                    <mo stretchy="false">(</mo>
                    <mrow>
                      <msub>
                        <mi>x</mi>
                        <mrow>
                          <mn>2</mn>
                        </mrow>
                      </msub>
                      <mi>,</mi>
                      <msub>
                        <mi>x</mi>
                        <mrow>
                          <mn>1</mn>
                        </mrow>
                      </msub>
                    </mrow>
                    <mo stretchy="false">)</mo>
                  </mrow>
                </mrow>
              </mtd>
              <mtd>
                <mrow>
                  <mi>K</mi>
                  <mrow>
                    <mo stretchy="false">(</mo>
                    <mrow>
                      <msub>
                        <mi>x</mi>
                        <mrow>
                          <mn>2</mn>
                        </mrow>
                      </msub>
                      <mi>,</mi>
                      <msub>
                        <mi>x</mi>
                        <mrow>
                          <mn>2</mn>
                        </mrow>
                      </msub>
                    </mrow>
                    <mo stretchy="false">)</mo>
                  </mrow>
                </mrow>
              </mtd>
              <mtd>
                <mrow>
                  <mo stretchy="false">⋯</mo>
                </mrow>
              </mtd>
              <mtd>
                <mrow>
                  <mi>K</mi>
                  <mrow>
                    <mo stretchy="false">(</mo>
                    <mrow>
                      <msub>
                        <mi>x</mi>
                        <mrow>
                          <mn>2</mn>
                        </mrow>
                      </msub>
                      <mi>,</mi>
                      <msub>
                        <mi>x</mi>
                        <mrow>
                          <mrow>
                            <mi>m</mi>
                            <mo stretchy="false">−</mo>
                            <mn>1</mn>
                          </mrow>
                        </mrow>
                      </msub>
                    </mrow>
                    <mo stretchy="false">)</mo>
                  </mrow>
                </mrow>
              </mtd>
            </mtr>
            <mtr>
              <mtd>
                <mrow>
                  <mo stretchy="false">⋮</mo>
                </mrow>
              </mtd>
              <mtd>
                <mrow>
                  <mo stretchy="false">⋮</mo>
                </mrow>
              </mtd>
              <mtd>
                <mrow>
                  <mo stretchy="false">⋮</mo>
                </mrow>
              </mtd>
              <mtd>
                <mrow>
                  <mi/>
                </mrow>
              </mtd>
              <mtd>
                <mrow>
                  <mo stretchy="false">⋮</mo>
                </mrow>
              </mtd>
            </mtr>
            <mtr>
              <mtd>
                <mrow>
                  <mtext/>
                  <mn>1</mn>
                </mrow>
              </mtd>
              <mtd>
                <mrow>
                  <mi>K</mi>
                  <mrow>
                    <mo stretchy="false">(</mo>
                    <mrow>
                      <msub>
                        <mi>x</mi>
                        <mrow>
                          <mi>n</mi>
                        </mrow>
                      </msub>
                      <mi>,</mi>
                      <msub>
                        <mi>x</mi>
                        <mrow>
                          <mn>1</mn>
                        </mrow>
                      </msub>
                    </mrow>
                    <mo stretchy="false">)</mo>
                  </mrow>
                </mrow>
              </mtd>
              <mtd>
                <mrow>
                  <mi>K</mi>
                  <mrow>
                    <mo stretchy="false">(</mo>
                    <mrow>
                      <msub>
                        <mi>x</mi>
                        <mrow>
                          <mi>n</mi>
                        </mrow>
                      </msub>
                      <mi>,</mi>
                      <msub>
                        <mi>x</mi>
                        <mrow>
                          <mn>2</mn>
                        </mrow>
                      </msub>
                    </mrow>
                    <mo stretchy="false">)</mo>
                  </mrow>
                </mrow>
              </mtd>
              <mtd>
                <mrow>
                  <mo stretchy="false">⋯</mo>
                </mrow>
              </mtd>
              <mtd>
                <mrow>
                  <mi>K</mi>
                  <mrow>
                    <mo stretchy="false">(</mo>
                    <mrow>
                      <msub>
                        <mi>x</mi>
                        <mrow>
                          <mi>n</mi>
                        </mrow>
                      </msub>
                      <mi>,</mi>
                      <msub>
                        <mi>x</mi>
                        <mrow>
                          <mrow>
                            <mi>m</mi>
                            <mo stretchy="false">−</mo>
                            <mn>1</mn>
                          </mrow>
                        </mrow>
                      </msub>
                    </mrow>
                    <mo stretchy="false">)</mo>
                  </mrow>
                </mrow>
              </mtd>
            </mtr>
          </mtable>
        </mrow>
      </mfenced>
    </mrow>
    <annotation encoding="StarMath 5.0">left lline matrix{
%1#K(x_{1},x_{1})#K(x_{1},x_{2})#dotsaxis#K(x_{1},x_{m-1})##
%1#K(x_{2},x_{1})#K(x_{2},x_{2})#dotsaxis#K(x_{2},x_{m-1})##
dotsvert#dotsvert#dotsvert#`#dotsvert##
%1#K(x_{n},x_{1})#K(x_{n},x_{2})#dotsaxis#K(x_{n},x_{m-1})
}right rline</annotation>
  </semantics>
</math>
</file>

<file path=Object 15/content.xml><?xml version="1.0" encoding="utf-8"?>
<math xmlns="http://www.w3.org/1998/Math/MathML">
  <semantics>
    <mrow>
      <mi>K</mi>
      <mrow>
        <mo stretchy="false">(</mo>
        <mrow>
          <mi>x</mi>
          <mi>,</mi>
          <msub>
            <mi>x</mi>
            <mrow>
              <mn>0</mn>
            </mrow>
          </msub>
        </mrow>
        <mo stretchy="false">)</mo>
      </mrow>
    </mrow>
    <annotation encoding="StarMath 5.0">K(x,x_{0})</annotation>
  </semantics>
</math>
</file>

<file path=Object 16/content.xml><?xml version="1.0" encoding="utf-8"?>
<math xmlns="http://www.w3.org/1998/Math/MathML">
  <semantics>
    <mrow>
      <mi>p</mi>
      <mrow>
        <mrow>
          <mo stretchy="false">(</mo>
          <mrow>
            <mrow>
              <mi>t</mi>
              <mo stretchy="false">∣</mo>
              <mi>w</mi>
            </mrow>
            <mi>,</mi>
            <msup>
              <mo stretchy="false">σ</mo>
              <mrow>
                <mn>2</mn>
              </mrow>
            </msup>
          </mrow>
          <mo stretchy="false">)</mo>
        </mrow>
        <mo stretchy="false">=</mo>
        <mfrac>
          <mrow>
            <mn>1</mn>
          </mrow>
          <msup>
            <mrow>
              <msqrt>
                <mrow>
                  <mn>2</mn>
                  <mo stretchy="false">π</mo>
                  <mo stretchy="false">σ</mo>
                </mrow>
              </msqrt>
            </mrow>
            <mrow>
              <mi>N</mi>
            </mrow>
          </msup>
        </mfrac>
      </mrow>
      <msup>
        <mi mathvariant="normal">e</mi>
        <mrow>
          <mrow>
            <mo stretchy="false">−</mo>
            <mi/>
          </mrow>
          <mfrac>
            <mrow>
              <msup>
                <mrow>
                  <mo stretchy="false">∥</mo>
                  <mrow>
                    <mrow>
                      <mi>t</mi>
                      <mo stretchy="false">−</mo>
                      <mo stretchy="false">Φ</mo>
                    </mrow>
                    <mi>w</mi>
                  </mrow>
                  <mo stretchy="false">∥</mo>
                </mrow>
                <mrow>
                  <mn>2</mn>
                </mrow>
              </msup>
            </mrow>
            <mrow>
              <mn>2</mn>
              <msup>
                <mo stretchy="false">σ</mo>
                <mrow>
                  <mn>2</mn>
                </mrow>
              </msup>
            </mrow>
          </mfrac>
        </mrow>
      </msup>
    </mrow>
    <annotation encoding="StarMath 5.0">p(t divides w,%isigma^{2})={1} over {sqrt{2%ipi %isigma}}^{N}func e^{-`{ldline t-%iPHI w rdline^{2}} over {2%isigma^{2}}}</annotation>
  </semantics>
</math>
</file>

<file path=Object 17/content.xml><?xml version="1.0" encoding="utf-8"?>
<math xmlns="http://www.w3.org/1998/Math/MathML">
  <semantics>
    <mrow>
      <msup>
        <mo stretchy="false">σ</mo>
        <mrow>
          <mn>2</mn>
        </mrow>
      </msup>
    </mrow>
    <annotation encoding="StarMath 5.0">%isigma ^{2}</annotation>
  </semantics>
</math>
</file>

<file path=Object 18/content.xml><?xml version="1.0" encoding="utf-8"?>
<math xmlns="http://www.w3.org/1998/Math/MathML">
  <semantics>
    <mrow>
      <mi>p</mi>
      <mrow>
        <mrow>
          <mo stretchy="false">(</mo>
          <mrow>
            <mrow>
              <mi>w</mi>
              <mo stretchy="false">∣</mo>
              <mo stretchy="false">α</mo>
            </mrow>
          </mrow>
          <mo stretchy="false">)</mo>
        </mrow>
        <mo stretchy="false">=</mo>
        <mrow>
          <munderover>
            <mo stretchy="false">∏</mo>
            <mrow>
              <mrow>
                <mi>i</mi>
                <mo stretchy="false">=</mo>
                <mn>0</mn>
              </mrow>
            </mrow>
            <mrow>
              <mi>N</mi>
            </mrow>
          </munderover>
          <mi>N</mi>
        </mrow>
      </mrow>
      <mrow>
        <mo stretchy="false">(</mo>
        <mrow>
          <mrow>
            <msub>
              <mo stretchy="false">ω</mo>
              <mrow>
                <mi>i</mi>
              </mrow>
            </msub>
            <mo stretchy="false">∣</mo>
            <mn>0,</mn>
          </mrow>
          <msubsup>
            <mo stretchy="false">α</mo>
            <mrow>
              <mi>i</mi>
            </mrow>
            <mrow>
              <mrow>
                <mo stretchy="false">−</mo>
                <mn>1</mn>
              </mrow>
            </mrow>
          </msubsup>
        </mrow>
        <mo stretchy="false">)</mo>
      </mrow>
    </mrow>
    <annotation encoding="StarMath 5.0">p(w divides %ialpha)=prod from {i=0}to{N} N(%iomega _{i} divides 0, %ialpha_{i}^{-1}) </annotation>
  </semantics>
</math>
</file>

<file path=Object 19/content.xml><?xml version="1.0" encoding="utf-8"?>
<math xmlns="http://www.w3.org/1998/Math/MathML">
  <semantics>
    <mrow>
      <mo stretchy="false">α</mo>
    </mrow>
    <annotation encoding="StarMath 5.0">%ialpha</annotation>
  </semantics>
</math>
</file>

<file path=Object 2/content.xml><?xml version="1.0" encoding="utf-8"?>
<math xmlns="http://www.w3.org/1998/Math/MathML">
  <semantics>
    <mrow>
      <mi>p</mi>
      <mrow>
        <mo stretchy="false">(</mo>
        <mrow>
          <mrow>
            <mi>t</mi>
            <mo stretchy="false">∣</mo>
            <mi>x</mi>
          </mrow>
        </mrow>
        <mo stretchy="false">)</mo>
      </mrow>
    </mrow>
    <annotation encoding="StarMath 5.0">p(t divides x ) </annotation>
  </semantics>
</math>
</file>

<file path=Object 20/content.xml><?xml version="1.0" encoding="utf-8"?>
<math xmlns="http://www.w3.org/1998/Math/MathML">
  <semantics>
    <mrow>
      <mi>p</mi>
      <mrow>
        <mrow>
          <mo stretchy="false">(</mo>
          <mrow>
            <mrow>
              <mi>t</mi>
              <mo stretchy="false">∣</mo>
              <mo stretchy="false">α</mo>
            </mrow>
            <mi>,</mi>
            <msup>
              <mo stretchy="false">σ</mo>
              <mrow>
                <mn>2</mn>
              </mrow>
            </msup>
          </mrow>
          <mo stretchy="false">)</mo>
        </mrow>
        <mo stretchy="false">=</mo>
        <mfrac>
          <mrow>
            <mn>1</mn>
          </mrow>
          <msup>
            <mrow>
              <msqrt>
                <mrow>
                  <mn>2</mn>
                  <mo stretchy="false">π</mo>
                </mrow>
              </msqrt>
            </mrow>
            <mrow>
              <mi>N</mi>
            </mrow>
          </msup>
        </mfrac>
      </mrow>
      <mrow>
        <mi/>
        <mo stretchy="false">×</mo>
        <mi/>
      </mrow>
      <mfrac>
        <mrow>
          <mn>1</mn>
        </mrow>
        <mrow>
          <msqrt>
            <mrow>
              <mrow>
                <mo stretchy="false">∣</mo>
                <mrow>
                  <mrow>
                    <msup>
                      <mi>B</mi>
                      <mrow>
                        <mrow>
                          <mo stretchy="false">−</mo>
                          <mn>1</mn>
                        </mrow>
                      </mrow>
                    </msup>
                    <mo stretchy="false">+</mo>
                    <mo stretchy="false">Φ</mo>
                  </mrow>
                  <msup>
                    <mi>A</mi>
                    <mrow>
                      <mrow>
                        <mo stretchy="false">−</mo>
                        <mn>1</mn>
                      </mrow>
                    </mrow>
                  </msup>
                  <msup>
                    <mo stretchy="false">Φ</mo>
                    <mrow>
                      <mi>T</mi>
                    </mrow>
                  </msup>
                </mrow>
                <mo stretchy="false">∣</mo>
              </mrow>
            </mrow>
          </msqrt>
        </mrow>
      </mfrac>
      <msup>
        <mi mathvariant="normal">e</mi>
        <mrow>
          <mrow>
            <mo stretchy="false">−</mo>
            <mi/>
          </mrow>
          <mfrac>
            <mrow>
              <mn>1</mn>
            </mrow>
            <mrow>
              <mn>2</mn>
            </mrow>
          </mfrac>
          <msup>
            <mi>t</mi>
            <mrow>
              <mi>T</mi>
            </mrow>
          </msup>
          <msup>
            <mrow>
              <mo stretchy="false">(</mo>
              <mrow>
                <mrow>
                  <msup>
                    <mi>B</mi>
                    <mrow>
                      <mrow>
                        <mo stretchy="false">−</mo>
                        <mn>1</mn>
                      </mrow>
                    </mrow>
                  </msup>
                  <mo stretchy="false">+</mo>
                  <mo stretchy="false">Φ</mo>
                </mrow>
                <msup>
                  <mi>A</mi>
                  <mrow>
                    <mrow>
                      <mo stretchy="false">−</mo>
                      <mn>1</mn>
                    </mrow>
                  </mrow>
                </msup>
                <msup>
                  <mo stretchy="false">Φ</mo>
                  <mrow>
                    <mi>T</mi>
                  </mrow>
                </msup>
              </mrow>
              <mo stretchy="false">)</mo>
            </mrow>
            <mrow>
              <mrow>
                <mo stretchy="false">−</mo>
                <mn>1</mn>
              </mrow>
            </mrow>
          </msup>
          <mi>t</mi>
        </mrow>
      </msup>
    </mrow>
    <annotation encoding="StarMath 5.0">p(t divides %ialpha,%isigma^{2})={1}over{sqrt{2%ipi}}^{N}`times`{1}over{sqrt{lline B^{-1}+%iPHI A^{-1}%iPHI^{T}rline}}func e^{-`{1}over{2}t^{T}(B^{-1}+%iPHI A^{-1}%iPHI^{T})^{-1}t}</annotation>
  </semantics>
</math>
</file>

<file path=Object 21/content.xml><?xml version="1.0" encoding="utf-8"?>
<math xmlns="http://www.w3.org/1998/Math/MathML">
  <semantics>
    <mrow>
      <mi>p</mi>
      <mrow>
        <mrow>
          <mo stretchy="false">(</mo>
          <mrow>
            <mrow>
              <mi>w</mi>
              <mo stretchy="false">∣</mo>
              <mi>t</mi>
            </mrow>
            <mi>,</mi>
            <mo stretchy="false">α</mo>
            <mi>,</mi>
            <msup>
              <mo stretchy="false">σ</mo>
              <mrow>
                <mn>2</mn>
              </mrow>
            </msup>
          </mrow>
          <mo stretchy="false">)</mo>
        </mrow>
        <mo stretchy="false">=</mo>
        <mfrac>
          <mrow>
            <mn>1</mn>
          </mrow>
          <msup>
            <mrow>
              <msqrt>
                <mrow>
                  <mn>2</mn>
                  <mo stretchy="false">π</mo>
                </mrow>
              </msqrt>
            </mrow>
            <mrow>
              <mrow>
                <mi>N</mi>
                <mo stretchy="false">+</mo>
                <mn>1</mn>
              </mrow>
            </mrow>
          </msup>
        </mfrac>
      </mrow>
      <mrow>
        <mi/>
        <mo stretchy="false">×</mo>
        <mi/>
      </mrow>
      <mfrac>
        <mrow>
          <mn>1</mn>
        </mrow>
        <mrow>
          <msqrt>
            <mrow>
              <mrow>
                <mo stretchy="false">∣</mo>
                <mrow>
                  <mrow>
                    <mo stretchy="false">∑</mo>
                    <mi/>
                  </mrow>
                </mrow>
                <mo stretchy="false">∣</mo>
              </mrow>
            </mrow>
          </msqrt>
        </mrow>
      </mfrac>
      <msup>
        <mi mathvariant="normal">e</mi>
        <mrow>
          <mrow>
            <mo stretchy="false">−</mo>
            <mi/>
          </mrow>
          <mfrac>
            <mrow>
              <msup>
                <mrow>
                  <mo stretchy="false">(</mo>
                  <mrow>
                    <mrow>
                      <mi>w</mi>
                      <mo stretchy="false">−</mo>
                      <mo stretchy="false">μ</mo>
                    </mrow>
                  </mrow>
                  <mo stretchy="false">)</mo>
                </mrow>
                <mrow>
                  <mi>T</mi>
                </mrow>
              </msup>
              <mrow>
                <mo stretchy="false">∑</mo>
                <msup>
                  <mi/>
                  <mrow>
                    <mrow>
                      <mo stretchy="false">−</mo>
                      <mn>1</mn>
                    </mrow>
                  </mrow>
                </msup>
              </mrow>
              <mrow>
                <mo stretchy="false">(</mo>
                <mrow>
                  <mrow>
                    <mi>w</mi>
                    <mo stretchy="false">−</mo>
                    <mo stretchy="false">μ</mo>
                  </mrow>
                </mrow>
                <mo stretchy="false">)</mo>
              </mrow>
            </mrow>
            <mrow>
              <mn>2</mn>
            </mrow>
          </mfrac>
        </mrow>
      </msup>
    </mrow>
    <annotation encoding="StarMath 5.0">p(w divides t,%ialpha,%isigma^{2})={1}over{sqrt{2%ipi}}^{N+1}`times`{1}over{sqrt{lline sum`rline}}func e^{-`{(w-%imu)^{T}sum`^{-1}(w-%imu)}over{2}}</annotation>
  </semantics>
</math>
</file>

<file path=Object 22/content.xml><?xml version="1.0" encoding="utf-8"?>
<math xmlns="http://www.w3.org/1998/Math/MathML">
  <semantics>
    <mrow>
      <mrow>
        <mrow>
          <mo stretchy="false">∑</mo>
          <mi/>
        </mrow>
        <mo stretchy="false">=</mo>
        <msup>
          <mrow>
            <mo stretchy="false">(</mo>
            <mrow>
              <msup>
                <mo stretchy="false">Φ</mo>
                <mrow>
                  <mi>T</mi>
                </mrow>
              </msup>
              <mi>B</mi>
              <mrow>
                <mo stretchy="false">Φ</mo>
                <mo stretchy="false">+</mo>
                <mi>A</mi>
              </mrow>
            </mrow>
            <mo stretchy="false">)</mo>
          </mrow>
          <mrow>
            <mrow>
              <mo stretchy="false">−</mo>
              <mn>1</mn>
            </mrow>
          </mrow>
        </msup>
      </mrow>
    </mrow>
    <annotation encoding="StarMath 5.0">sum`=(%iPHI^{T}B%iPHI+A)^{-1}</annotation>
  </semantics>
</math>
</file>

<file path=Object 23/content.xml><?xml version="1.0" encoding="utf-8"?>
<math xmlns="http://www.w3.org/1998/Math/MathML">
  <semantics>
    <mrow>
      <mrow>
        <mo stretchy="false">μ</mo>
        <mo stretchy="false">=</mo>
        <mrow>
          <mo stretchy="false">∑</mo>
          <mi/>
        </mrow>
      </mrow>
      <msup>
        <mo stretchy="false">Φ</mo>
        <mrow>
          <mi>T</mi>
        </mrow>
      </msup>
      <mi mathvariant="italic">Bt</mi>
    </mrow>
    <annotation encoding="StarMath 5.0">%imu=sum`%iPHI^{T}Bt</annotation>
  </semantics>
</math>
</file>

<file path=Object 24/content.xml><?xml version="1.0" encoding="utf-8"?>
<math xmlns="http://www.w3.org/1998/Math/MathML">
  <semantics>
    <mrow>
      <mi>p</mi>
      <mrow>
        <mo stretchy="false">(</mo>
        <mrow>
          <mrow>
            <mi>w</mi>
            <mo stretchy="false">∣</mo>
            <mi>t</mi>
          </mrow>
        </mrow>
        <mo stretchy="false">)</mo>
      </mrow>
    </mrow>
    <annotation encoding="StarMath 5.0">p(w divides t)</annotation>
  </semantics>
</math>
</file>

<file path=Object 25/content.xml><?xml version="1.0" encoding="utf-8"?>
<math xmlns="http://www.w3.org/1998/Math/MathML">
  <semantics>
    <mrow>
      <mi>p</mi>
      <mrow>
        <mo stretchy="false">(</mo>
        <mrow>
          <mrow>
            <mi>t</mi>
            <mo stretchy="false">∣</mo>
            <mo stretchy="false">α</mo>
          </mrow>
        </mrow>
        <mo stretchy="false">)</mo>
      </mrow>
    </mrow>
    <annotation encoding="StarMath 5.0">p(t divides %ialpha)</annotation>
  </semantics>
</math>
</file>

<file path=Object 26/content.xml><?xml version="1.0" encoding="utf-8"?>
<math xmlns="http://www.w3.org/1998/Math/MathML">
  <semantics>
    <mrow>
      <mi>K</mi>
      <mrow>
        <mrow>
          <mo stretchy="false">(</mo>
          <mrow>
            <mrow>
              <mo stretchy="false">−</mo>
              <mn>1,0</mn>
            </mrow>
          </mrow>
          <mo stretchy="false">)</mo>
        </mrow>
        <mo stretchy="false">=</mo>
        <mi>K</mi>
      </mrow>
      <mrow>
        <mo stretchy="false">(</mo>
        <mrow>
          <mn>1,0</mn>
        </mrow>
        <mo stretchy="false">)</mo>
      </mrow>
    </mrow>
    <annotation encoding="StarMath 5.0">K(-1,0)=K(1,0)</annotation>
  </semantics>
</math>
</file>

<file path=Object 27/content.xml><?xml version="1.0" encoding="utf-8"?>
<math xmlns="http://www.w3.org/1998/Math/MathML">
  <semantics>
    <mrow>
      <mo stretchy="false">α</mo>
    </mrow>
    <annotation encoding="StarMath 5.0">%ialpha</annotation>
  </semantics>
</math>
</file>

<file path=Object 28/content.xml><?xml version="1.0" encoding="utf-8"?>
<math xmlns="http://www.w3.org/1998/Math/MathML">
  <semantics>
    <mrow>
      <msup>
        <mo stretchy="false">σ</mo>
        <mrow>
          <mn>2</mn>
        </mrow>
      </msup>
    </mrow>
    <annotation encoding="StarMath 5.0">%isigma^{2}</annotation>
  </semantics>
</math>
</file>

<file path=Object 29/content.xml><?xml version="1.0" encoding="utf-8"?>
<math xmlns="http://www.w3.org/1998/Math/MathML">
  <semantics>
    <mrow>
      <mo stretchy="false">α</mo>
    </mrow>
    <annotation encoding="StarMath 5.0">%ialpha</annotation>
  </semantics>
</math>
</file>

<file path=Object 3/content.xml><?xml version="1.0" encoding="utf-8"?>
<math xmlns="http://www.w3.org/1998/Math/MathML">
  <semantics>
    <mrow>
      <mi>N</mi>
      <mrow>
        <mo stretchy="false">(</mo>
        <mrow>
          <mrow>
            <mi>t</mi>
            <mo stretchy="false">∣</mo>
            <mi>y</mi>
          </mrow>
          <mrow>
            <mo stretchy="false">(</mo>
            <mrow>
              <mi>x</mi>
            </mrow>
            <mo stretchy="false">)</mo>
          </mrow>
          <mi>,</mi>
          <msup>
            <mo stretchy="false">σ</mo>
            <mrow>
              <mn>2</mn>
            </mrow>
          </msup>
        </mrow>
        <mo stretchy="false">)</mo>
      </mrow>
    </mrow>
    <annotation encoding="StarMath 5.0">N(t divides y(x),%isigma^{2} )</annotation>
  </semantics>
</math>
</file>

<file path=Object 30/content.xml><?xml version="1.0" encoding="utf-8"?>
<math xmlns="http://www.w3.org/1998/Math/MathML">
  <semantics>
    <mrow>
      <msup>
        <mo stretchy="false">σ</mo>
        <mrow>
          <mn>2</mn>
        </mrow>
      </msup>
    </mrow>
    <annotation encoding="StarMath 5.0">%isigma^{2}</annotation>
  </semantics>
</math>
</file>

<file path=Object 31/content.xml><?xml version="1.0" encoding="utf-8"?>
<math xmlns="http://www.w3.org/1998/Math/MathML">
  <semantics>
    <mrow>
      <mi>p</mi>
      <mrow>
        <mo stretchy="false">(</mo>
        <mrow>
          <mo stretchy="false">α</mo>
          <mi>,</mi>
          <mrow>
            <msup>
              <mo stretchy="false">σ</mo>
              <mrow>
                <mn>2</mn>
              </mrow>
            </msup>
            <mo stretchy="false">∣</mo>
            <mi>t</mi>
          </mrow>
        </mrow>
        <mo stretchy="false">)</mo>
      </mrow>
    </mrow>
    <annotation encoding="StarMath 5.0">p(%ialpha,%isigma^{2} divides t)</annotation>
  </semantics>
</math>
</file>

<file path=Object 32/content.xml><?xml version="1.0" encoding="utf-8"?>
<math xmlns="http://www.w3.org/1998/Math/MathML">
  <semantics>
    <mrow>
      <mo stretchy="false">α</mo>
    </mrow>
    <annotation encoding="StarMath 5.0">%ialpha</annotation>
  </semantics>
</math>
</file>

<file path=Object 33/content.xml><?xml version="1.0" encoding="utf-8"?>
<math xmlns="http://www.w3.org/1998/Math/MathML">
  <semantics>
    <mrow>
      <msup>
        <mo stretchy="false">σ</mo>
        <mrow>
          <mn>2</mn>
        </mrow>
      </msup>
    </mrow>
    <annotation encoding="StarMath 5.0">%isigma^{2}</annotation>
  </semantics>
</math>
</file>

<file path=Object 34/content.xml><?xml version="1.0" encoding="utf-8"?>
<math xmlns="http://www.w3.org/1998/Math/MathML">
  <semantics>
    <mrow>
      <mo stretchy="false">α</mo>
    </mrow>
    <annotation encoding="StarMath 5.0">%ialpha</annotation>
  </semantics>
</math>
</file>

<file path=Object 35/content.xml><?xml version="1.0" encoding="utf-8"?>
<math xmlns="http://www.w3.org/1998/Math/MathML">
  <semantics>
    <mrow>
      <mrow>
        <mrow>
          <msubsup>
            <mo stretchy="false">α</mo>
            <mrow>
              <mi>i</mi>
            </mrow>
            <mrow>
              <mi mathvariant="italic">new</mi>
            </mrow>
          </msubsup>
          <mo stretchy="false">=</mo>
          <mfrac>
            <mrow>
              <mn>1</mn>
            </mrow>
            <mrow>
              <msub>
                <mrow>
                  <mo stretchy="false">〈</mo>
                  <mrow>
                    <msubsup>
                      <mo stretchy="false">ω</mo>
                      <mrow>
                        <mi>i</mi>
                      </mrow>
                      <mrow>
                        <mn>2</mn>
                      </mrow>
                    </msubsup>
                  </mrow>
                  <mo stretchy="false">〉</mo>
                </mrow>
                <mrow>
                  <mi>p</mi>
                  <mrow>
                    <mo stretchy="false">(</mo>
                    <mrow>
                      <mrow>
                        <mi>w</mi>
                        <mo stretchy="false">∣</mo>
                        <mi>t</mi>
                      </mrow>
                      <mi>,</mi>
                      <mo stretchy="false">α</mo>
                      <mi>,</mi>
                      <msup>
                        <mo stretchy="false">σ</mo>
                        <mrow>
                          <mn>2</mn>
                        </mrow>
                      </msup>
                    </mrow>
                    <mo stretchy="false">)</mo>
                  </mrow>
                </mrow>
              </msub>
            </mrow>
          </mfrac>
        </mrow>
        <mo stretchy="false">=</mo>
        <mfrac>
          <mrow>
            <mn>1</mn>
          </mrow>
          <mrow>
            <mrow>
              <mrow>
                <mo stretchy="false">∑</mo>
                <msub>
                  <mi/>
                  <mrow>
                    <mi mathvariant="italic">ii</mi>
                  </mrow>
                </msub>
              </mrow>
              <mo stretchy="false">+</mo>
              <msubsup>
                <mo stretchy="false">μ</mo>
                <mrow>
                  <mi>i</mi>
                </mrow>
                <mrow>
                  <mn>2</mn>
                </mrow>
              </msubsup>
            </mrow>
          </mrow>
        </mfrac>
      </mrow>
    </mrow>
    <annotation encoding="StarMath 5.0">%ialpha^{new}_{i}
={1}over{langle %iomega_{i}^{2} rangle_{p(w divides t,%ialpha,%isigma^{2})}}
={1}over{sum`_{ii}+%imu_{i}^{2}}</annotation>
  </semantics>
</math>
</file>

<file path=Object 36/content.xml><?xml version="1.0" encoding="utf-8"?>
<math xmlns="http://www.w3.org/1998/Math/MathML">
  <semantics>
    <mrow>
      <mrow>
        <msubsup>
          <mo stretchy="false">α</mo>
          <mrow>
            <mi>i</mi>
          </mrow>
          <mrow>
            <mi mathvariant="italic">new</mi>
          </mrow>
        </msubsup>
        <mo stretchy="false">=</mo>
        <mfrac>
          <mrow>
            <msub>
              <mo stretchy="false">γ</mo>
              <mrow>
                <mi>i</mi>
              </mrow>
            </msub>
          </mrow>
          <mrow>
            <msubsup>
              <mo stretchy="false">μ</mo>
              <mrow>
                <mi>i</mi>
              </mrow>
              <mrow>
                <mn>2</mn>
              </mrow>
            </msubsup>
          </mrow>
        </mfrac>
      </mrow>
    </mrow>
    <annotation encoding="StarMath 5.0">%ialpha^{new}_{i}
={%igamma_{i}}over{%imu_{i}^{2}}</annotation>
  </semantics>
</math>
</file>

<file path=Object 37/content.xml><?xml version="1.0" encoding="utf-8"?>
<math xmlns="http://www.w3.org/1998/Math/MathML">
  <semantics>
    <mrow>
      <mrow>
        <msub>
          <mo stretchy="false">γ</mo>
          <mrow>
            <mi>i</mi>
          </mrow>
        </msub>
        <mo stretchy="false">=</mo>
        <mrow>
          <mn>1</mn>
          <mo stretchy="false">−</mo>
          <msub>
            <mo stretchy="false">α</mo>
            <mrow>
              <mi>i</mi>
            </mrow>
          </msub>
        </mrow>
      </mrow>
      <mrow>
        <mo stretchy="false">∑</mo>
        <msub>
          <mi/>
          <mrow>
            <mi mathvariant="italic">ii</mi>
          </mrow>
        </msub>
      </mrow>
    </mrow>
    <annotation encoding="StarMath 5.0">%igamma_{i}=1-%ialpha_{i}sum`_{ii}</annotation>
  </semantics>
</math>
</file>

<file path=Object 38/content.xml><?xml version="1.0" encoding="utf-8"?>
<math xmlns="http://www.w3.org/1998/Math/MathML">
  <semantics>
    <mrow>
      <mrow>
        <msup>
          <mrow>
            <mo stretchy="false">(</mo>
            <mrow>
              <msup>
                <mo stretchy="false">σ</mo>
                <mrow>
                  <mn>2</mn>
                </mrow>
              </msup>
            </mrow>
            <mo stretchy="false">)</mo>
          </mrow>
          <mrow>
            <mi mathvariant="italic">new</mi>
          </mrow>
        </msup>
        <mo stretchy="false">=</mo>
        <mfrac>
          <mrow>
            <msup>
              <mrow>
                <mo stretchy="false">∥</mo>
                <mrow>
                  <mrow>
                    <mi>t</mi>
                    <mo stretchy="false">−</mo>
                    <mo stretchy="false">Φ</mo>
                  </mrow>
                  <mo stretchy="false">μ</mo>
                </mrow>
                <mo stretchy="false">∥</mo>
              </mrow>
              <mrow>
                <mn>2</mn>
              </mrow>
            </msup>
          </mrow>
          <mrow>
            <mrow>
              <mi>N</mi>
              <mo stretchy="false">−</mo>
              <mrow>
                <munder>
                  <mo stretchy="false">∑</mo>
                  <mi>i</mi>
                </munder>
                <msub>
                  <mo stretchy="false">γ</mo>
                  <mrow>
                    <mi>i</mi>
                  </mrow>
                </msub>
              </mrow>
            </mrow>
          </mrow>
        </mfrac>
      </mrow>
    </mrow>
    <annotation encoding="StarMath 5.0">(%isigma^{2})^{new}={ldline t-%iPHI%imu rdline^{2}}over {N-sum from i %igamma_{i}}</annotation>
  </semantics>
</math>
</file>

<file path=Object 39/content.xml><?xml version="1.0" encoding="utf-8"?>
<math xmlns="http://www.w3.org/1998/Math/MathML">
  <semantics>
    <mrow>
      <msub>
        <mo stretchy="false">α</mo>
        <mrow>
          <mi>i</mi>
        </mrow>
      </msub>
    </mrow>
    <annotation encoding="StarMath 5.0">%ialpha_{i}</annotation>
  </semantics>
</math>
</file>

<file path=Object 4/content.xml><?xml version="1.0" encoding="utf-8"?>
<math xmlns="http://www.w3.org/1998/Math/MathML">
  <semantics>
    <mrow>
      <mi>p</mi>
      <mrow>
        <mo stretchy="false">(</mo>
        <mrow>
          <mrow>
            <mi>t</mi>
            <mo stretchy="false">∣</mo>
            <mi>x</mi>
          </mrow>
        </mrow>
        <mo stretchy="false">)</mo>
      </mrow>
    </mrow>
    <annotation encoding="StarMath 5.0">p(t divides x ) </annotation>
  </semantics>
</math>
</file>

<file path=Object 40/content.xml><?xml version="1.0" encoding="utf-8"?>
<math xmlns="http://www.w3.org/1998/Math/MathML">
  <semantics>
    <mrow>
      <mi>p</mi>
      <mrow>
        <mo stretchy="false">(</mo>
        <mrow>
          <mrow>
            <msub>
              <mo stretchy="false">ω</mo>
              <mrow>
                <mi>i</mi>
              </mrow>
            </msub>
            <mo stretchy="false">∣</mo>
            <mi>t</mi>
          </mrow>
          <mi>,</mi>
          <mo stretchy="false">α</mo>
          <mi>,</mi>
          <msup>
            <mo stretchy="false">σ</mo>
            <mrow>
              <mn>2</mn>
            </mrow>
          </msup>
        </mrow>
        <mo stretchy="false">)</mo>
      </mrow>
    </mrow>
    <annotation encoding="StarMath 5.0">p(%iomega_{i} divides t,%ialpha,%isigma^{2})</annotation>
  </semantics>
</math>
</file>

<file path=Object 41/content.xml><?xml version="1.0" encoding="utf-8"?>
<math xmlns="http://www.w3.org/1998/Math/MathML">
  <semantics>
    <mrow>
      <msub>
        <mo stretchy="false">α</mo>
        <mrow>
          <mi>i</mi>
        </mrow>
      </msub>
    </mrow>
    <annotation encoding="StarMath 5.0">%ialpha_{i}</annotation>
  </semantics>
</math>
</file>

<file path=Object 42/content.xml><?xml version="1.0" encoding="utf-8"?>
<math xmlns="http://www.w3.org/1998/Math/MathML">
  <semantics>
    <mrow>
      <msub>
        <mo stretchy="false">α</mo>
        <mrow>
          <mi>i</mi>
        </mrow>
      </msub>
    </mrow>
    <annotation encoding="StarMath 5.0">%ialpha_{i}</annotation>
  </semantics>
</math>
</file>

<file path=Object 43/content.xml><?xml version="1.0" encoding="utf-8"?>
<math xmlns="http://www.w3.org/1998/Math/MathML">
  <semantics>
    <mrow>
      <msub>
        <mo stretchy="false">α</mo>
        <mrow>
          <mi>i</mi>
        </mrow>
      </msub>
    </mrow>
    <annotation encoding="StarMath 5.0">%ialpha_{i}</annotation>
  </semantics>
</math>
</file>

<file path=Object 5/content.xml><?xml version="1.0" encoding="utf-8"?>
<math xmlns="http://www.w3.org/1998/Math/MathML">
  <semantics>
    <mrow>
      <mi>p</mi>
      <mrow>
        <mrow>
          <mo stretchy="false">(</mo>
          <mrow>
            <mrow>
              <mi>t</mi>
              <mo stretchy="false">∣</mo>
              <mi>x</mi>
            </mrow>
          </mrow>
          <mo stretchy="false">)</mo>
        </mrow>
        <mo stretchy="false">=</mo>
        <mi>N</mi>
      </mrow>
      <mrow>
        <mo stretchy="false">(</mo>
        <mrow>
          <mrow>
            <mi>t</mi>
            <mo stretchy="false">∣</mo>
            <mi>y</mi>
          </mrow>
          <mrow>
            <mo stretchy="false">(</mo>
            <mrow>
              <mi>x</mi>
            </mrow>
            <mo stretchy="false">)</mo>
          </mrow>
          <mi>,</mi>
          <msup>
            <mo stretchy="false">σ</mo>
            <mrow>
              <mn>2</mn>
            </mrow>
          </msup>
        </mrow>
        <mo stretchy="false">)</mo>
      </mrow>
    </mrow>
    <annotation encoding="StarMath 5.0">p(t divides x )=N(t divides y(x),%isigma^{2} )</annotation>
  </semantics>
</math>
</file>

<file path=Object 6/content.xml><?xml version="1.0" encoding="utf-8"?>
<math xmlns="http://www.w3.org/1998/Math/MathML">
  <semantics>
    <mrow>
      <mrow>
        <mi>t</mi>
        <mo stretchy="false">∣</mo>
        <mi>y</mi>
      </mrow>
      <mrow>
        <mo stretchy="false">(</mo>
        <mrow>
          <mi>x</mi>
        </mrow>
        <mo stretchy="false">)</mo>
      </mrow>
    </mrow>
    <annotation encoding="StarMath 5.0">t divides y(x)</annotation>
  </semantics>
</math>
</file>

<file path=Object 7/content.xml><?xml version="1.0" encoding="utf-8"?>
<math xmlns="http://www.w3.org/1998/Math/MathML">
  <semantics>
    <mrow>
      <mi>y</mi>
      <mrow>
        <mo stretchy="false">(</mo>
        <mrow>
          <mi>x</mi>
        </mrow>
        <mo stretchy="false">)</mo>
      </mrow>
    </mrow>
    <annotation encoding="StarMath 5.0">y(x)</annotation>
  </semantics>
</math>
</file>

<file path=Object 8/content.xml><?xml version="1.0" encoding="utf-8"?>
<math xmlns="http://www.w3.org/1998/Math/MathML">
  <semantics>
    <mrow>
      <msubsup>
        <mfenced open="{" close="}">
          <mrow>
            <msub>
              <mi>x</mi>
              <mrow>
                <mi>n</mi>
              </mrow>
            </msub>
            <mi>,</mi>
            <msub>
              <mi>t</mi>
              <mrow>
                <mi>n</mi>
              </mrow>
            </msub>
          </mrow>
        </mfenced>
        <mrow>
          <mrow>
            <mi>n</mi>
            <mo stretchy="false">=</mo>
            <mn>1</mn>
          </mrow>
        </mrow>
        <mrow>
          <mi>N</mi>
        </mrow>
      </msubsup>
    </mrow>
    <annotation encoding="StarMath 5.0">left lbrace x_{n},t_{n} right rbrace _{n=1}^{N}</annotation>
  </semantics>
</math>
</file>

<file path=Object 9/content.xml><?xml version="1.0" encoding="utf-8"?>
<math xmlns="http://www.w3.org/1998/Math/MathML">
  <semantics>
    <mrow>
      <mi>p</mi>
      <mrow>
        <mrow>
          <mo stretchy="false">(</mo>
          <mrow>
            <mrow>
              <mi>t</mi>
              <mo stretchy="false">∣</mo>
              <mi>w</mi>
            </mrow>
            <mi>,</mi>
            <msup>
              <mo stretchy="false">σ</mo>
              <mrow>
                <mn>2</mn>
              </mrow>
            </msup>
          </mrow>
          <mo stretchy="false">)</mo>
        </mrow>
        <mo stretchy="false">=</mo>
        <mfrac>
          <mrow>
            <mn>1</mn>
          </mrow>
          <msup>
            <mrow>
              <msqrt>
                <mrow>
                  <mn>2</mn>
                  <mo stretchy="false">π</mo>
                  <mo stretchy="false">σ</mo>
                </mrow>
              </msqrt>
            </mrow>
            <mrow>
              <mi>N</mi>
            </mrow>
          </msup>
        </mfrac>
      </mrow>
      <msup>
        <mi mathvariant="normal">e</mi>
        <mrow>
          <mrow>
            <mo stretchy="false">−</mo>
            <mi/>
          </mrow>
          <mfrac>
            <mrow>
              <msup>
                <mrow>
                  <mo stretchy="false">∥</mo>
                  <mrow>
                    <mrow>
                      <mi>t</mi>
                      <mo stretchy="false">−</mo>
                      <mo stretchy="false">Φ</mo>
                    </mrow>
                    <mi>w</mi>
                  </mrow>
                  <mo stretchy="false">∥</mo>
                </mrow>
                <mrow>
                  <mn>2</mn>
                </mrow>
              </msup>
            </mrow>
            <mrow>
              <mn>2</mn>
              <msup>
                <mo stretchy="false">σ</mo>
                <mrow>
                  <mn>2</mn>
                </mrow>
              </msup>
            </mrow>
          </mfrac>
        </mrow>
      </msup>
    </mrow>
    <annotation encoding="StarMath 5.0">p(t divides w,%isigma^{2})={1} over {sqrt{2%ipi %isigma}}^{N}func e^{-`{ldline t-%iPHI w rdline^{2}} over {2%isigma^{2}}}</annotation>
  </semantics>
</math>
</file>